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Ui-sans-serif" svg:font-family="Ui-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8.59pt"/>
    </style:style>
    <style:style style:name="co3" style:family="table-column">
      <style:table-column-properties fo:break-before="auto" style:column-width="95.16pt"/>
    </style:style>
    <style:style style:name="co4" style:family="table-column">
      <style:table-column-properties fo:break-before="auto" style:column-width="84.05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102.1pt"/>
    </style:style>
    <style:style style:name="co8" style:family="table-column">
      <style:table-column-properties fo:break-before="auto" style:column-width="171.55pt"/>
    </style:style>
    <style:style style:name="co9" style:family="table-column">
      <style:table-column-properties fo:break-before="auto" style:column-width="159.05pt"/>
    </style:style>
    <style:style style:name="co10" style:family="table-column">
      <style:table-column-properties fo:break-before="auto" style:column-width="90.99pt"/>
    </style:style>
    <style:style style:name="co11" style:family="table-column">
      <style:table-column-properties fo:break-before="auto" style:column-width="87.51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15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V_20_sin_20_ubicacion">
      <style:table-properties table:display="true" style:writing-mode="lr-tb"/>
    </style:style>
    <style:style style:name="ta2" style:family="table" style:master-page-name="PageStyle_5f_LUNA_20_con_20_reglas">
      <style:table-properties table:display="true" style:writing-mode="lr-tb"/>
    </style:style>
    <style:style style:name="ta3" style:family="table" style:master-page-name="PageStyle_5f_LUNA_20_sin_20_reglas">
      <style:table-properties table:display="true" style:writing-mode="lr-tb"/>
    </style:style>
    <style:style style:name="ta4" style:family="table" style:master-page-name="PageStyle_5f_PROXY_20_LUNA">
      <style:table-properties table:display="true" style:writing-mode="lr-tb"/>
    </style:style>
    <style:style style:name="ta5" style:family="table" style:master-page-name="PageStyle_5f_CALISTO_20_con_20_reglas">
      <style:table-properties table:display="true" style:writing-mode="lr-tb"/>
    </style:style>
    <style:style style:name="ta6" style:family="table" style:master-page-name="PageStyle_5f_CALISTO_20_sin_20_reglas">
      <style:table-properties table:display="true" style:writing-mode="lr-tb"/>
    </style:style>
    <style:style style:name="ta7" style:family="table" style:master-page-name="PageStyle_5f_PROXY_20_CALIST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0.74pt solid #e3e3e3" style:vertical-align="bottom" loext:vertical-justify="auto"/>
      <style:paragraph-properties fo:text-align="center" css3t:text-justify="auto" fo:margin-left="0pt" style:writing-mode="page"/>
      <style:text-properties fo:color="#0d0d0d" style:text-outline="false" style:text-line-through-style="none" style:text-line-through-type="none" style:font-name="Ui-sans-serif" fo:font-size="11pt" fo:font-style="normal" fo:text-shadow="none" style:text-underline-style="none" fo:font-weight="normal" style:font-size-asian="11pt" style:font-style-asian="normal" style:font-weight-asian="normal" style:font-name-complex="Ui-sans-serif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Ui-sans-serif" fo:font-size="11pt" fo:font-style="normal" fo:text-shadow="none" style:text-underline-style="none" fo:font-weight="normal" style:font-size-asian="11pt" style:font-style-asian="normal" style:font-weight-asian="normal" style:font-name-complex="Ui-sans-serif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e3e3e3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Ui-sans-serif" fo:font-size="11pt" fo:font-style="normal" fo:text-shadow="none" style:text-underline-style="none" fo:font-weight="normal" style:font-size-asian="11pt" style:font-style-asian="normal" style:font-weight-asian="normal" style:font-name-complex="Ui-sans-serif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0.74pt solid #e3e3e3" style:rotation-angle="0" style:rotation-align="none" style:shrink-to-fit="false" fo:border-top="0.74pt solid #e3e3e3" style:vertical-align="bottom" loext:vertical-justify="auto"/>
      <style:paragraph-properties fo:text-align="center" css3t:text-justify="auto" fo:margin-left="0pt" style:writing-mode="page"/>
      <style:text-properties fo:color="#0d0d0d" style:text-outline="false" style:text-line-through-style="none" style:text-line-through-type="none" style:font-name="Ui-sans-serif" fo:font-size="11pt" fo:font-style="normal" fo:text-shadow="none" style:text-underline-style="none" fo:font-weight="normal" style:font-size-asian="11pt" style:font-style-asian="normal" style:font-weight-asian="normal" style:font-name-complex="Ui-sans-serif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0.74pt solid #e3e3e3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Ui-sans-serif" fo:font-size="11pt" fo:font-style="normal" fo:text-shadow="none" style:text-underline-style="none" fo:font-weight="normal" style:font-size-asian="11pt" style:font-style-asian="normal" style:font-weight-asian="normal" style:font-name-complex="Ui-sans-serif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e3e3e3" style:direction="ltr" fo:border-right="0.74pt solid #e3e3e3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d0d0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e3e3e3" style:direction="ltr" fo:border-right="0.74pt solid #e3e3e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V sin ubicacion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Puer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28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biblioinv.iesgrancapitan.org" xlink:type="simple">biblioinv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77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brilla.iesgrancapitan.org/" xlink:type="simple">brilla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49</text:p>
          </table:table-cell>
          <table:table-cell table:style-name="ce3" office:value-type="float" office:value="8080" calcext:value-type="float">
            <text:p>8080</text:p>
          </table:table-cell>
          <table:table-cell table:style-name="ce5" office:value-type="string" calcext:value-type="string">
            <text:p><text:a xlink:href="http://documental.iesgrancapitan.org/" xlink:type="simple">documental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45</text:p>
          </table:table-cell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<text:a xlink:href="http://www.durum.iesgrancapitan.org" xlink:type="simple">www.durum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47</text:p>
          </table:table-cell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<text:a xlink:href="http://documental.iesgrancapitan.org/" xlink:type="simple">documental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68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email.iesgrancapitan.org" xlink:type="simple">email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46</text:p>
          </table:table-cell>
          <table:table-cell table:style-name="ce3" office:value-type="float" office:value="32069" calcext:value-type="float">
            <text:p>32069</text:p>
          </table:table-cell>
          <table:table-cell table:style-name="ce4" office:value-type="string" calcext:value-type="string">
            <text:p><text:a xlink:href="http://galera.cpd.iesgrancapitan.org" xlink:type="simple">galera.cpd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28/inventario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inventario.iesgrancapitan.org" xlink:type="simple">inventario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84</text:p>
          </table:table-cell>
          <table:table-cell table:style-name="ce3" office:value-type="float" office:value="3000" calcext:value-type="float">
            <text:p>3000</text:p>
          </table:table-cell>
          <table:table-cell table:style-name="ce4" office:value-type="string" calcext:value-type="string">
            <text:p><text:a xlink:href="http://mapass.iesgrancapitan.org" xlink:type="simple">mapass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43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labordeta.iesgrancapitan.org" xlink:type="simple">labordeta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07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reparto.iesgrancapitan.org" xlink:type="simple">reparto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76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turismocordoba.iesgrancapitan.org" xlink:type="simple">turismocordoba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79</text:p>
          </table:table-cell>
          <table:table-cell table:style-name="ce3" office:value-type="float" office:value="80" calcext:value-type="float">
            <text:p>80</text:p>
          </table:table-cell>
          <table:table-cell table:style-name="ce4" office:value-type="string" calcext:value-type="string">
            <text:p><text:a xlink:href="http://yourmusic.iesgrancapitan.org" xlink:type="simple">yourmusic.iesgrancapitan.org</text:a>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A con reglas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 de la máquina</text:p>
          </table:table-cell>
          <table:table-cell table:style-name="ce1" office:value-type="string" calcext:value-type="string">
            <text:p>Puerto de destino</text:p>
          </table:table-cell>
          <table:table-cell table:style-name="ce1" office:value-type="string" calcext:value-type="string">
            <text:p>Puerto de origen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192.168.12.242</text:p>
          </table:table-cell>
          <table:table-cell table:style-name="ce1" office:value-type="float" office:value="9116" calcext:value-type="float">
            <text:p>911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192.168.12.242</text:p>
          </table:table-cell>
          <table:table-cell table:style-name="ce1" office:value-type="float" office:value="9117" calcext:value-type="float">
            <text:p>911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192.168.12.241</text:p>
          </table:table-cell>
          <table:table-cell table:style-name="ce1" office:value-type="float" office:value="9120" calcext:value-type="float">
            <text:p>91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192.168.12.241</text:p>
          </table:table-cell>
          <table:table-cell table:style-name="ce1" office:value-type="float" office:value="9121" calcext:value-type="float">
            <text:p>912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string" calcext:value-type="string">
            <text:p>192.168.12.241</text:p>
          </table:table-cell>
          <table:table-cell table:style-name="ce1" office:value-type="float" office:value="9281" calcext:value-type="float">
            <text:p>9281</text:p>
          </table:table-cell>
          <table:table-cell table:style-name="ce1" office:value-type="float" office:value="8080" calcext:value-type="float">
            <text:p>8080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192.168.12.240</text:p>
          </table:table-cell>
          <table:table-cell table:style-name="ce1" office:value-type="float" office:value="9114" calcext:value-type="float">
            <text:p>911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192.168.12.240</text:p>
          </table:table-cell>
          <table:table-cell table:style-name="ce1" office:value-type="float" office:value="9115" calcext:value-type="float">
            <text:p>911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192.168.12.235</text:p>
          </table:table-cell>
          <table:table-cell table:style-name="ce1" office:value-type="float" office:value="9045" calcext:value-type="float">
            <text:p>904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192.168.12.234</text:p>
          </table:table-cell>
          <table:table-cell table:style-name="ce1" office:value-type="float" office:value="9046" calcext:value-type="float">
            <text:p>904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192.168.12.234</text:p>
          </table:table-cell>
          <table:table-cell table:style-name="ce1" office:value-type="float" office:value="9047" calcext:value-type="float">
            <text:p>904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office:value-type="string" calcext:value-type="string">
            <text:p>192.168.12.234</text:p>
          </table:table-cell>
          <table:table-cell table:style-name="ce1" office:value-type="float" office:value="9056" calcext:value-type="float">
            <text:p>9056</text:p>
          </table:table-cell>
          <table:table-cell table:style-name="ce1" office:value-type="float" office:value="3306" calcext:value-type="float">
            <text:p>3306</text:p>
          </table:table-cell>
          <table:table-cell table:number-columns-repeated="102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192.168.12.233</text:p>
          </table:table-cell>
          <table:table-cell table:style-name="ce1" office:value-type="float" office:value="9722" calcext:value-type="float">
            <text:p>97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192.168.12.233</text:p>
          </table:table-cell>
          <table:table-cell table:style-name="ce1" office:value-type="float" office:value="9723" calcext:value-type="float">
            <text:p>9723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020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192.168.12.232</text:p>
          </table:table-cell>
          <table:table-cell table:style-name="ce1" office:value-type="float" office:value="9732" calcext:value-type="float">
            <text:p>973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192.168.12.231</text:p>
          </table:table-cell>
          <table:table-cell table:style-name="ce1" office:value-type="float" office:value="9048" calcext:value-type="float">
            <text:p>904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192.168.12.219</text:p>
          </table:table-cell>
          <table:table-cell table:style-name="ce1" office:value-type="float" office:value="9019" calcext:value-type="float">
            <text:p>90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office:value-type="string" calcext:value-type="string">
            <text:p>192.168.12.219</text:p>
          </table:table-cell>
          <table:table-cell table:style-name="ce1" office:value-type="float" office:value="9029" calcext:value-type="float">
            <text:p>902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192.168.12.218</text:p>
          </table:table-cell>
          <table:table-cell table:style-name="ce1" office:value-type="float" office:value="9018" calcext:value-type="float">
            <text:p>9018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192.168.12.218</text:p>
          </table:table-cell>
          <table:table-cell table:style-name="ce1" office:value-type="float" office:value="9028" calcext:value-type="float">
            <text:p>902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192.168.12.217</text:p>
          </table:table-cell>
          <table:table-cell table:style-name="ce1" office:value-type="float" office:value="9017" calcext:value-type="float">
            <text:p>901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192.168.12.217</text:p>
          </table:table-cell>
          <table:table-cell table:style-name="ce1" office:value-type="float" office:value="9027" calcext:value-type="float">
            <text:p>9027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192.168.12.216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192.168.12.216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192.168.12.215</text:p>
          </table:table-cell>
          <table:table-cell table:style-name="ce1" office:value-type="float" office:value="9015" calcext:value-type="float">
            <text:p>901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192.168.12.215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192.168.12.214</text:p>
          </table:table-cell>
          <table:table-cell table:style-name="ce1" office:value-type="float" office:value="9014" calcext:value-type="float">
            <text:p>901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192.168.12.214</text:p>
          </table:table-cell>
          <table:table-cell table:style-name="ce1" office:value-type="float" office:value="9024" calcext:value-type="float">
            <text:p>902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192.168.12.213</text:p>
          </table:table-cell>
          <table:table-cell table:style-name="ce1" office:value-type="float" office:value="9013" calcext:value-type="float">
            <text:p>9013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192.168.12.213</text:p>
          </table:table-cell>
          <table:table-cell table:style-name="ce1" office:value-type="float" office:value="9023" calcext:value-type="float">
            <text:p>9023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192.168.12.212</text:p>
          </table:table-cell>
          <table:table-cell table:style-name="ce1" office:value-type="float" office:value="9012" calcext:value-type="float">
            <text:p>901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192.168.12.212</text:p>
          </table:table-cell>
          <table:table-cell table:style-name="ce1" office:value-type="float" office:value="9022" calcext:value-type="float">
            <text:p>902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192.168.12.193</text:p>
          </table:table-cell>
          <table:table-cell table:style-name="ce1" office:value-type="float" office:value="9206" calcext:value-type="float">
            <text:p>920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192.168.12.156</text:p>
          </table:table-cell>
          <table:table-cell table:style-name="ce1" office:value-type="float" office:value="9660" calcext:value-type="float">
            <text:p>966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192.168.12.156</text:p>
          </table:table-cell>
          <table:table-cell table:style-name="ce1" office:value-type="float" office:value="9661" calcext:value-type="float">
            <text:p>9661</text:p>
          </table:table-cell>
          <table:table-cell table:style-name="ce1" office:value-type="float" office:value="9869" calcext:value-type="float">
            <text:p>9869</text:p>
          </table:table-cell>
          <table:table-cell table:number-columns-repeated="1020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192.168.12.155</text:p>
          </table:table-cell>
          <table:table-cell table:style-name="ce1" office:value-type="float" office:value="9650" calcext:value-type="float">
            <text:p>965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192.168.12.153</text:p>
          </table:table-cell>
          <table:table-cell table:style-name="ce1" office:value-type="float" office:value="9021" calcext:value-type="float">
            <text:p>90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string" calcext:value-type="string">
            <text:p>192.168.12.153</text:p>
          </table:table-cell>
          <table:table-cell table:number-columns-repeated="2" table:style-name="ce1" office:value-type="float" office:value="9022" calcext:value-type="float">
            <text:p>9022</text:p>
          </table:table-cell>
          <table:table-cell table:number-columns-repeated="1020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192.168.12.151</text:p>
          </table:table-cell>
          <table:table-cell table:style-name="ce1" office:value-type="float" office:value="9610" calcext:value-type="float">
            <text:p>961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192.168.12.134</text:p>
          </table:table-cell>
          <table:table-cell table:style-name="ce1" office:value-type="float" office:value="9124" calcext:value-type="float">
            <text:p>9124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192.168.12.134</text:p>
          </table:table-cell>
          <table:table-cell table:style-name="ce1" office:value-type="float" office:value="9125" calcext:value-type="float">
            <text:p>912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192.168.12.130</text:p>
          </table:table-cell>
          <table:table-cell table:style-name="ce1" office:value-type="float" office:value="9118" calcext:value-type="float">
            <text:p>9118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192.168.12.130</text:p>
          </table:table-cell>
          <table:table-cell table:style-name="ce1" office:value-type="float" office:value="9119" calcext:value-type="float">
            <text:p>91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192.168.12.12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192.168.12.120</text:p>
          </table:table-cell>
          <table:table-cell table:style-name="ce1" office:value-type="float" office:value="9301" calcext:value-type="float">
            <text:p>930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192.168.12.120</text:p>
          </table:table-cell>
          <table:table-cell table:style-name="ce1" office:value-type="float" office:value="9302" calcext:value-type="float">
            <text:p>9302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02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192.168.12.115</text:p>
          </table:table-cell>
          <table:table-cell table:style-name="ce1" office:value-type="float" office:value="9250" calcext:value-type="float">
            <text:p>925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192.168.12.115</text:p>
          </table:table-cell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8080" calcext:value-type="float">
            <text:p>8080</text:p>
          </table:table-cell>
          <table:table-cell table:number-columns-repeated="1020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192.168.12.114</text:p>
          </table:table-cell>
          <table:table-cell table:style-name="ce1" office:value-type="float" office:value="9240" calcext:value-type="float">
            <text:p>924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9600" calcext:value-type="float">
            <text:p>960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9601" calcext:value-type="float">
            <text:p>960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9020" calcext:value-type="float">
            <text:p>90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192.168.12.110</text:p>
          </table:table-cell>
          <table:table-cell table:style-name="ce1" office:value-type="float" office:value="9205" calcext:value-type="float">
            <text:p>9205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NA sin reglas" table:style-name="ta3">
        <table:table-column table:style-name="co6" table:default-cell-style-name="Default"/>
        <table:table-column table:style-name="co7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Identificador (ID)</text:p>
          </table:table-cell>
          <table:table-cell table:style-name="ce14" office:value-type="string" calcext:value-type="string">
            <text:p>IP</text:p>
          </table:table-cell>
          <table:table-cell table:number-columns-repeated="1022"/>
        </table:table-row>
        <table:table-row table:style-name="ro1">
          <table:table-cell table:style-name="ce8" office:value-type="float" office:value="253" calcext:value-type="float">
            <text:p>253</text:p>
          </table:table-cell>
          <table:table-cell table:style-name="ce15" office:value-type="string" calcext:value-type="string">
            <text:p>192.168.12.253</text:p>
          </table:table-cell>
          <table:table-cell table:number-columns-repeated="1022"/>
        </table:table-row>
        <table:table-row table:style-name="ro1">
          <table:table-cell table:style-name="ce8" office:value-type="float" office:value="252" calcext:value-type="float">
            <text:p>252</text:p>
          </table:table-cell>
          <table:table-cell table:style-name="ce15" office:value-type="string" calcext:value-type="string">
            <text:p>192.168.12.252</text:p>
          </table:table-cell>
          <table:table-cell table:number-columns-repeated="1022"/>
        </table:table-row>
        <table:table-row table:style-name="ro1">
          <table:table-cell table:style-name="ce8" office:value-type="float" office:value="251" calcext:value-type="float">
            <text:p>251</text:p>
          </table:table-cell>
          <table:table-cell table:style-name="ce15" office:value-type="string" calcext:value-type="string">
            <text:p>192.168.12.251</text:p>
          </table:table-cell>
          <table:table-cell table:number-columns-repeated="1022"/>
        </table:table-row>
        <table:table-row table:style-name="ro1"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192.168.12.250</text:p>
          </table:table-cell>
          <table:table-cell table:number-columns-repeated="1022"/>
        </table:table-row>
        <table:table-row table:style-name="ro1">
          <table:table-cell table:style-name="ce8" office:value-type="float" office:value="249" calcext:value-type="float">
            <text:p>249</text:p>
          </table:table-cell>
          <table:table-cell table:style-name="ce15" office:value-type="string" calcext:value-type="string">
            <text:p>192.168.12.249</text:p>
          </table:table-cell>
          <table:table-cell table:number-columns-repeated="1022"/>
        </table:table-row>
        <table:table-row table:style-name="ro1">
          <table:table-cell table:style-name="ce8" office:value-type="float" office:value="248" calcext:value-type="float">
            <text:p>248</text:p>
          </table:table-cell>
          <table:table-cell table:style-name="ce15" office:value-type="string" calcext:value-type="string">
            <text:p>192.168.12.248</text:p>
          </table:table-cell>
          <table:table-cell table:number-columns-repeated="1022"/>
        </table:table-row>
        <table:table-row table:style-name="ro1">
          <table:table-cell table:style-name="ce8" office:value-type="float" office:value="246" calcext:value-type="float">
            <text:p>246</text:p>
          </table:table-cell>
          <table:table-cell table:style-name="ce15" office:value-type="string" calcext:value-type="string">
            <text:p>192.168.12.246</text:p>
          </table:table-cell>
          <table:table-cell table:number-columns-repeated="1022"/>
        </table:table-row>
        <table:table-row table:style-name="ro1">
          <table:table-cell table:style-name="ce8" office:value-type="float" office:value="245" calcext:value-type="float">
            <text:p>245</text:p>
          </table:table-cell>
          <table:table-cell table:style-name="ce15" office:value-type="string" calcext:value-type="string">
            <text:p>192.168.12.245</text:p>
          </table:table-cell>
          <table:table-cell table:number-columns-repeated="1022"/>
        </table:table-row>
        <table:table-row table:style-name="ro1">
          <table:table-cell table:style-name="ce8" office:value-type="float" office:value="244" calcext:value-type="float">
            <text:p>244</text:p>
          </table:table-cell>
          <table:table-cell table:style-name="ce15" office:value-type="string" calcext:value-type="string">
            <text:p>192.168.12.244</text:p>
          </table:table-cell>
          <table:table-cell table:number-columns-repeated="1022"/>
        </table:table-row>
        <table:table-row table:style-name="ro1">
          <table:table-cell table:style-name="ce9" office:value-type="float" office:value="192" calcext:value-type="float">
            <text:p>192</text:p>
          </table:table-cell>
          <table:table-cell table:style-name="ce16" office:value-type="string" calcext:value-type="string">
            <text:p>192.168.12.192</text:p>
          </table:table-cell>
          <table:table-cell table:number-columns-repeated="1022"/>
        </table:table-row>
        <table:table-row table:style-name="ro1">
          <table:table-cell table:style-name="ce8" office:value-type="float" office:value="191" calcext:value-type="float">
            <text:p>191</text:p>
          </table:table-cell>
          <table:table-cell table:style-name="ce15" office:value-type="string" calcext:value-type="string">
            <text:p>192.168.12.191</text:p>
          </table:table-cell>
          <table:table-cell table:number-columns-repeated="1022"/>
        </table:table-row>
        <table:table-row table:style-name="ro1">
          <table:table-cell table:style-name="ce8" office:value-type="float" office:value="190" calcext:value-type="float">
            <text:p>190</text:p>
          </table:table-cell>
          <table:table-cell table:style-name="ce15" office:value-type="string" calcext:value-type="string">
            <text:p>192.168.12.190</text:p>
          </table:table-cell>
          <table:table-cell table:number-columns-repeated="1022"/>
        </table:table-row>
        <table:table-row table:style-name="ro1">
          <table:table-cell table:style-name="ce8" office:value-type="float" office:value="189" calcext:value-type="float">
            <text:p>189</text:p>
          </table:table-cell>
          <table:table-cell table:style-name="ce15" office:value-type="string" calcext:value-type="string">
            <text:p>192.168.12.189</text:p>
          </table:table-cell>
          <table:table-cell table:number-columns-repeated="1022"/>
        </table:table-row>
        <table:table-row table:style-name="ro1">
          <table:table-cell table:style-name="ce8" office:value-type="float" office:value="188" calcext:value-type="float">
            <text:p>188</text:p>
          </table:table-cell>
          <table:table-cell table:style-name="ce15" office:value-type="string" calcext:value-type="string">
            <text:p>192.168.12.188</text:p>
          </table:table-cell>
          <table:table-cell table:number-columns-repeated="1022"/>
        </table:table-row>
        <table:table-row table:style-name="ro1">
          <table:table-cell table:style-name="ce8" office:value-type="float" office:value="186" calcext:value-type="float">
            <text:p>186</text:p>
          </table:table-cell>
          <table:table-cell table:style-name="ce15" office:value-type="string" calcext:value-type="string">
            <text:p>192.168.12.186</text:p>
          </table:table-cell>
          <table:table-cell table:number-columns-repeated="1022"/>
        </table:table-row>
        <table:table-row table:style-name="ro1">
          <table:table-cell table:style-name="ce8" office:value-type="float" office:value="185" calcext:value-type="float">
            <text:p>185</text:p>
          </table:table-cell>
          <table:table-cell table:style-name="ce15" office:value-type="string" calcext:value-type="string">
            <text:p>192.168.12.185</text:p>
          </table:table-cell>
          <table:table-cell table:number-columns-repeated="1022"/>
        </table:table-row>
        <table:table-row table:style-name="ro1">
          <table:table-cell table:style-name="ce8" office:value-type="float" office:value="184" calcext:value-type="float">
            <text:p>184</text:p>
          </table:table-cell>
          <table:table-cell table:style-name="ce15" office:value-type="string" calcext:value-type="string">
            <text:p>192.168.12.184</text:p>
          </table:table-cell>
          <table:table-cell table:number-columns-repeated="1022"/>
        </table:table-row>
        <table:table-row table:style-name="ro1">
          <table:table-cell table:style-name="ce8" office:value-type="float" office:value="183" calcext:value-type="float">
            <text:p>183</text:p>
          </table:table-cell>
          <table:table-cell table:style-name="ce15" office:value-type="string" calcext:value-type="string">
            <text:p>192.168.12.183</text:p>
          </table:table-cell>
          <table:table-cell table:number-columns-repeated="1022"/>
        </table:table-row>
        <table:table-row table:style-name="ro1">
          <table:table-cell table:style-name="ce8" office:value-type="float" office:value="182" calcext:value-type="float">
            <text:p>182</text:p>
          </table:table-cell>
          <table:table-cell table:style-name="ce15" office:value-type="string" calcext:value-type="string">
            <text:p>192.168.12.182</text:p>
          </table:table-cell>
          <table:table-cell table:number-columns-repeated="1022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17" office:value-type="string" calcext:value-type="string">
            <text:p>192.168.12.181</text:p>
          </table:table-cell>
          <table:table-cell table:number-columns-repeated="1022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17" office:value-type="string" calcext:value-type="string">
            <text:p>192.168.12.180</text:p>
          </table:table-cell>
          <table:table-cell table:number-columns-repeated="1022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17" office:value-type="string" calcext:value-type="string">
            <text:p>192.168.12.154</text:p>
          </table:table-cell>
          <table:table-cell table:number-columns-repeated="1022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17" office:value-type="string" calcext:value-type="string">
            <text:p>192.168.12.152</text:p>
          </table:table-cell>
          <table:table-cell table:number-columns-repeated="1022"/>
        </table:table-row>
        <table:table-row table:style-name="ro1"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192.168.12.150</text:p>
          </table:table-cell>
          <table:table-cell table:number-columns-repeated="1022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17" office:value-type="string" calcext:value-type="string">
            <text:p>192.168.12.133</text:p>
          </table:table-cell>
          <table:table-cell table:number-columns-repeated="1022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15" office:value-type="string" calcext:value-type="string">
            <text:p>192.168.12.132</text:p>
          </table:table-cell>
          <table:table-cell table:number-columns-repeated="1022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15" office:value-type="string" calcext:value-type="string">
            <text:p>192.168.12.131</text:p>
          </table:table-cell>
          <table:table-cell table:number-columns-repeated="1022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15" office:value-type="string" calcext:value-type="string">
            <text:p>192.168.12.121</text:p>
          </table:table-cell>
          <table:table-cell table:number-columns-repeated="1022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15" office:value-type="string" calcext:value-type="string">
            <text:p>192.168.12.119</text:p>
          </table:table-cell>
          <table:table-cell table:number-columns-repeated="1022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12" office:value-type="string" calcext:value-type="string">
            <text:p>192.168.12.118</text:p>
          </table:table-cell>
          <table:table-cell table:number-columns-repeated="1022"/>
        </table:table-row>
        <table:table-row table:style-name="ro1">
          <table:table-cell table:style-name="ce12" office:value-type="float" office:value="117" calcext:value-type="float">
            <text:p>117</text:p>
          </table:table-cell>
          <table:table-cell table:style-name="ce11" office:value-type="string" calcext:value-type="string">
            <text:p>192.168.12.117</text:p>
          </table:table-cell>
          <table:table-cell table:number-columns-repeated="1022"/>
        </table:table-row>
        <table:table-row table:style-name="ro1">
          <table:table-cell table:style-name="ce11" office:value-type="float" office:value="116" calcext:value-type="float">
            <text:p>116</text:p>
          </table:table-cell>
          <table:table-cell table:style-name="ce11" office:value-type="string" calcext:value-type="string">
            <text:p>192.168.12.116</text:p>
          </table:table-cell>
          <table:table-cell table:number-columns-repeated="1022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192.168.12.113</text:p>
          </table:table-cell>
          <table:table-cell table:number-columns-repeated="1022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table:style-name="ce1" office:value-type="string" calcext:value-type="string">
            <text:p>192.168.12.112</text:p>
          </table:table-cell>
          <table:table-cell table:number-columns-repeated="1022"/>
        </table:table-row>
        <table:table-row table:style-name="ro1">
          <table:table-cell table:style-name="ce13" office:value-type="float" office:value="106" calcext:value-type="float">
            <text:p>106</text:p>
          </table:table-cell>
          <table:table-cell table:style-name="ce1" office:value-type="string" calcext:value-type="string">
            <text:p>192.168.12.106</text:p>
          </table:table-cell>
          <table:table-cell table:number-columns-repeated="1022"/>
        </table:table-row>
        <table:table-row table:style-name="ro1"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192.168.12.102</text:p>
          </table:table-cell>
          <table:table-cell table:number-columns-repeated="1022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" office:value-type="string" calcext:value-type="string">
            <text:p>192.168.12.100</text:p>
          </table:table-cell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XY LUNA" table:style-name="ta4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Puerto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xc/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archivo.iesgrancapitan.org/" xlink:type="simple">archivo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emu/245</text:p>
          </table:table-cell>
          <table:table-cell table:style-name="ce1" office:value-type="string" calcext:value-type="string">
            <text:p>192.168.12.245</text:p>
          </table:table-cell>
          <table:table-cell table:style-name="ce1" office:value-type="string" calcext:value-type="string">
            <text:p>NA</text:p>
          </table:table-cell>
          <table:table-cell table:style-name="ce18" office:value-type="string" calcext:value-type="string">
            <text:p><text:a xlink:href="http://backyincanas.iesgrancapitan.org/" xlink:type="simple">backyincanas.iesgrancapitan.org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" office:value-type="string" calcext:value-type="string">
            <text:p>192.168.12.140</text:p>
          </table:table-cell>
          <table:table-cell table:style-name="ce1" office:value-type="float" office:value="8000" calcext:value-type="float">
            <text:p>8000</text:p>
          </table:table-cell>
          <table:table-cell table:style-name="ce18" office:value-type="string" calcext:value-type="string">
            <text:p><text:a xlink:href="http://ctf.iesgrancapitan.org/" xlink:type="simple">ctf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5 </text:p>
          </table:table-cell>
          <table:table-cell table:style-name="ce1" office:value-type="string" calcext:value-type="string">
            <text:p>192.168.12.115</text:p>
          </table:table-cell>
          <table:table-cell table:style-name="ce1" office:value-type="float" office:value="8080" calcext:value-type="float">
            <text:p>8080</text:p>
          </table:table-cell>
          <table:table-cell table:style-name="ce18" office:value-type="string" calcext:value-type="string">
            <text:p><text:a xlink:href="http://confirmacpd.iesgrancapitan.org/" xlink:type="simple">confirmacpd.iesgrancapitan.org</text:a>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2">
            <text:p><text:a xlink:href="http://documental.iesgrancapitan.org/" xlink:type="simple">documental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50</text:p>
          </table:table-cell>
          <table:table-cell table:style-name="ce1" office:value-type="string" calcext:value-type="string">
            <text:p>192.168.12.150</text:p>
          </table:table-cell>
          <table:table-cell table:style-name="ce1" office:value-type="float" office:value="8080" calcext:value-type="float">
            <text:p>8080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20" table:number-columns-spanned="1" table:number-rows-spanned="2"/>
          <table:table-cell table:number-columns-repeated="1020"/>
        </table:table-row>
        <table:table-row table:style-name="ro2">
          <table:table-cell table:number-columns-repeated="3"/>
          <table:covered-table-cell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xc/110</text:p>
          </table:table-cell>
          <table:table-cell table:style-name="ce1" office:value-type="string" calcext:value-type="string">
            <text:p>192.168.12.110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erasmusplus.iesgrancapitan.org" xlink:type="simple">erasmusplus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232</text:p>
          </table:table-cell>
          <table:table-cell table:style-name="ce1" office:value-type="string" calcext:value-type="string">
            <text:p>192.168.12.232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fabidis.iesgrancapitan.org" xlink:type="simple">fabidis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fct.iesgrancapitan.org/" xlink:type="simple">fct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emu/245 </text:p>
          </table:table-cell>
          <table:table-cell table:style-name="ce1" office:value-type="string" calcext:value-type="string">
            <text:p>192.168.12.245</text:p>
          </table:table-cell>
          <table:table-cell/>
          <table:table-cell table:style-name="ce18" office:value-type="string" calcext:value-type="string">
            <text:p><text:a xlink:href="http://frontyincanas.iesgrancapitan.org" xlink:type="simple">frontyincanas.iesgrancapitan.org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xc/114 </text:p>
          </table:table-cell>
          <table:table-cell table:style-name="ce1" office:value-type="string" calcext:value-type="string">
            <text:p>192.168.12.114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gratuidads.iesgrancapitan.org" xlink:type="simple">gratuidads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emu/151</text:p>
          </table:table-cell>
          <table:table-cell table:style-name="ce1" office:value-type="string" calcext:value-type="string">
            <text:p>192.168.12.15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hi.iesgrancapitan.org" xlink:type="simple">hi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5 </text:p>
          </table:table-cell>
          <table:table-cell table:style-name="ce1" office:value-type="string" calcext:value-type="string">
            <text:p>192.168.12.115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intranets.iesgrancapitan.org" xlink:type="simple">intranets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9</text:p>
          </table:table-cell>
          <table:table-cell table:style-name="ce1" office:value-type="string" calcext:value-type="string">
            <text:p>192.168.12.119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intranet2223.iesgrancapitan.org" xlink:type="simple">intranet2223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192.168.12.128/inventario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inventario.iesgrancapitan.org" xlink:type="simple">inventario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3</text:p>
          </table:table-cell>
          <table:table-cell table:style-name="ce1" office:value-type="string" calcext:value-type="string">
            <text:p>192.168.12.113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itop.iesgrancapitan.org" xlink:type="simple">itop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233</text:p>
          </table:table-cell>
          <table:table-cell table:style-name="ce1" office:value-type="string" calcext:value-type="string">
            <text:p>192.168.12.233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kioskos.iesgrancapitan.org" xlink:type="simple">kioskos.iesgrancapitan.org</text:a>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xc/110</text:p>
          </table:table-cell>
          <table:table-cell table:style-name="ce1" office:value-type="string" calcext:value-type="string">
            <text:p>192.168.12.110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openprojects.iesgrancapitan.org" xlink:type="simple">openprojects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emu/112</text:p>
          </table:table-cell>
          <table:table-cell table:style-name="ce1" office:value-type="string" calcext:value-type="string">
            <text:p>192.168.12.112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moodle-old.iesgrancapitan.org" xlink:type="simple">moodle-old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pedidos.iesgrancapitan.org" xlink:type="simple">pedidos.iesgrancapitan.org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xc/240</text:p>
          </table:table-cell>
          <table:table-cell table:style-name="ce1" office:value-type="string" calcext:value-type="string">
            <text:p>192.168.12.240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shikoba.iesgrancapitan.org" xlink:type="simple">shikoba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xc/241</text:p>
          </table:table-cell>
          <table:table-cell table:style-name="ce1" office:value-type="string" calcext:value-type="string">
            <text:p>192.168.12.241/gestionProyectos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proyectos.iesgrancapitan.org" xlink:type="simple">proyectos.iesgrancapitan.org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xc/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sysmanas.iesgrancapitan.org" xlink:type="simple">sysmanas.iesgrancapitan.org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lxc/118</text:p>
          </table:table-cell>
          <table:table-cell table:style-name="ce1" office:value-type="string" calcext:value-type="string">
            <text:p>192.168.12.118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tvs.iesgrancapitan.org" xlink:type="simple">tvs.iesgrancapitan.org</text:a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lxc/111</text:p>
          </table:table-cell>
          <table:table-cell table:style-name="ce1" office:value-type="string" calcext:value-type="string">
            <text:p>192.168.12.111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www-old.iesgrancapitan.org" xlink:type="simple">www-old.iesgrancapitan.org</text:a></text:p>
          </table:table-cell>
          <table:table-cell table:number-columns-repeated="1020"/>
        </table:table-row>
        <table:table-row table:style-name="ro1">
          <table:table-cell table:style-name="ce13" office:value-type="float" office:value="142" calcext:value-type="float">
            <text:p>142</text:p>
          </table:table-cell>
          <table:table-cell table:style-name="ce1" office:value-type="string" calcext:value-type="string">
            <text:p>192.168.12.142</text:p>
          </table:table-cell>
          <table:table-cell table:style-name="ce1" office:value-type="float" office:value="8000" calcext:value-type="float">
            <text:p>8000</text:p>
          </table:table-cell>
          <table:table-cell table:style-name="ce18" office:value-type="string" calcext:value-type="string">
            <text:p><text:a xlink:href="http://matrix.iesgrancapitan.org" xlink:type="simple">matrix.iesgrancapitan.org</text:a></text:p>
          </table:table-cell>
          <table:table-cell table:number-columns-repeated="1020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table:style-name="ce1" office:value-type="string" calcext:value-type="string">
            <text:p>192.168.12.159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nagios.iesgrancapitan.org" xlink:type="simple">nagios.iesgrancapitan.org</text:a></text:p>
          </table:table-cell>
          <table:table-cell table:number-columns-repeated="102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STO con reglas" table:style-name="ta5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 de la máquina</text:p>
          </table:table-cell>
          <table:table-cell table:style-name="ce1" office:value-type="string" calcext:value-type="string">
            <text:p>Puerto de destino</text:p>
          </table:table-cell>
          <table:table-cell table:style-name="ce1" office:value-type="string" calcext:value-type="string">
            <text:p>Puerto de origen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21" office:value-type="string" calcext:value-type="string">
            <text:p>192.168.12.14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192.168.12.142</text:p>
          </table:table-cell>
          <table:table-cell table:style-name="ce1" office:value-type="float" office:value="9520" calcext:value-type="float">
            <text:p>952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3" office:value-type="string" calcext:value-type="string">
            <text:p>192.168.12.142</text:p>
          </table:table-cell>
          <table:table-cell table:style-name="ce1" office:value-type="float" office:value="9521" calcext:value-type="float">
            <text:p>9521</text:p>
          </table:table-cell>
          <table:table-cell table:style-name="ce1" office:value-type="float" office:value="8008" calcext:value-type="float">
            <text:p>8008</text:p>
          </table:table-cell>
          <table:table-cell table:number-columns-repeated="1020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3" office:value-type="string" calcext:value-type="string">
            <text:p>192.168.12.142</text:p>
          </table:table-cell>
          <table:table-cell table:style-name="ce1" office:value-type="float" office:value="9522" calcext:value-type="float">
            <text:p>9522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3" office:value-type="string" calcext:value-type="string">
            <text:p>192.168.12.142</text:p>
          </table:table-cell>
          <table:table-cell table:style-name="ce1" office:value-type="float" office:value="9523" calcext:value-type="float">
            <text:p>9523</text:p>
          </table:table-cell>
          <table:table-cell table:style-name="ce1" office:value-type="float" office:value="8443" calcext:value-type="float">
            <text:p>8443</text:p>
          </table:table-cell>
          <table:table-cell table:number-columns-repeated="1020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13" office:value-type="string" calcext:value-type="string">
            <text:p>192.168.12.142</text:p>
          </table:table-cell>
          <table:table-cell table:style-name="ce1" office:value-type="float" office:value="9524" calcext:value-type="float">
            <text:p>9524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192.168.12.157</text:p>
          </table:table-cell>
          <table:table-cell table:style-name="ce1" office:value-type="float" office:value="9670" calcext:value-type="float">
            <text:p>967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3" office:value-type="string" calcext:value-type="string">
            <text:p>192.168.12.157</text:p>
          </table:table-cell>
          <table:table-cell table:style-name="ce1" office:value-type="float" office:value="9671" calcext:value-type="float">
            <text:p>967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3" office:value-type="string" calcext:value-type="string">
            <text:p>192.168.12.207</text:p>
          </table:table-cell>
          <table:table-cell table:style-name="ce1" office:value-type="float" office:value="9207" calcext:value-type="float">
            <text:p>9207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1" office:value-type="string" calcext:value-type="string">
            <text:p>192.168.12.223</text:p>
          </table:table-cell>
          <table:table-cell table:style-name="ce1" office:value-type="float" office:value="9633" calcext:value-type="float">
            <text:p>9633</text:p>
          </table:table-cell>
          <table:table-cell table:style-name="ce1" office:value-type="float" office:value="8443" calcext:value-type="float">
            <text:p>8443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1" office:value-type="string" calcext:value-type="string">
            <text:p>192.168.12.224</text:p>
          </table:table-cell>
          <table:table-cell table:style-name="ce1" office:value-type="float" office:value="9310" calcext:value-type="float">
            <text:p>931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1" office:value-type="string" calcext:value-type="string">
            <text:p>192.168.12.224</text:p>
          </table:table-cell>
          <table:table-cell table:style-name="ce1" office:value-type="float" office:value="9311" calcext:value-type="float">
            <text:p>931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21" office:value-type="string" calcext:value-type="string">
            <text:p>192.168.12.224</text:p>
          </table:table-cell>
          <table:table-cell table:style-name="ce1" office:value-type="float" office:value="9312" calcext:value-type="float">
            <text:p>9312</text:p>
          </table:table-cell>
          <table:table-cell table:style-name="ce1" office:value-type="float" office:value="443" calcext:value-type="float">
            <text:p>443</text:p>
          </table:table-cell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STO sin reglas" table:style-name="ta6">
        <table:table-column table:style-name="co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 de la máquina</text:p>
          </table:table-cell>
          <table:table-cell table:number-columns-repeated="1022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21" office:value-type="string" calcext:value-type="string">
            <text:p>192.168.12.158</text:p>
          </table:table-cell>
          <table:table-cell table:number-columns-repeated="102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21" office:value-type="string" calcext:value-type="string">
            <text:p>192.168.12.159</text:p>
          </table:table-cell>
          <table:table-cell table:number-columns-repeated="1022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21" office:value-type="string" calcext:value-type="string">
            <text:p>192.168.12.221</text:p>
          </table:table-cell>
          <table:table-cell table:number-columns-repeated="1022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21" office:value-type="string" calcext:value-type="string">
            <text:p>192.168.12.222</text:p>
          </table:table-cell>
          <table:table-cell table:number-columns-repeated="1022"/>
        </table:table-row>
        <table:table-row table:style-name="ro1" table:number-rows-repeated="2">
          <table:table-cell table:style-name="ce3"/>
          <table:table-cell table:style-name="ce13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13"/>
          <table:table-cell table:number-columns-repeated="1022"/>
        </table:table-row>
        <table:table-row table:style-name="ro1" table:number-rows-repeated="4">
          <table:table-cell/>
          <table:table-cell table:style-name="ce21"/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XY CALISTO" table:style-name="ta7"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Puerto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192.168.12.140</text:p>
          </table:table-cell>
          <table:table-cell table:style-name="ce1" office:value-type="float" office:value="8000" calcext:value-type="float">
            <text:p>8000</text:p>
          </table:table-cell>
          <table:table-cell table:style-name="ce18" office:value-type="string" calcext:value-type="string">
            <text:p><text:a xlink:href="http://ctf.iesgrancapitan.org" xlink:type="simple">ctf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192.168.12.142</text:p>
          </table:table-cell>
          <table:table-cell table:style-name="ce1" office:value-type="float" office:value="8008" calcext:value-type="float">
            <text:p>8008</text:p>
          </table:table-cell>
          <table:table-cell table:style-name="ce18" office:value-type="string" calcext:value-type="string">
            <text:p><text:a xlink:href="http://matrix.iesgrancapitan.org/" xlink:type="simple">matrix.iesgrancapitan.org</text:a></text:p>
          </table:table-cell>
          <table:table-cell table:number-columns-repeated="1020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192.168.12.159</text:p>
          </table:table-cell>
          <table:table-cell table:style-name="ce1" office:value-type="float" office:value="80" calcext:value-type="float">
            <text:p>80</text:p>
          </table:table-cell>
          <table:table-cell table:style-name="ce18" office:value-type="string" calcext:value-type="string">
            <text:p><text:a xlink:href="http://nagios.iesgrancapitan.org" xlink:type="simple">nagios.iesgrancapitan.org</text:a>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Ui-sans-serif" svg:font-family="Ui-sans-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V_20_sin_20_ubicacion" style:display-name="PageStyle_MV sin ubic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NA_20_con_20_reglas" style:display-name="PageStyle_LUNA con reg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UNA_20_sin_20_reglas" style:display-name="PageStyle_LUNA sin reg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XY_20_LUNA" style:display-name="PageStyle_PROXY LU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ISTO_20_con_20_reglas" style:display-name="PageStyle_CALISTO con reg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ISTO_20_sin_20_reglas" style:display-name="PageStyle_CALISTO sin regl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XY_20_CALISTO" style:display-name="PageStyle_PROXY CALIS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530" meta:object-count="0"/>
    <meta:generator>LibreOfficeDev/6.0.5.2$Linux_X86_64 LibreOffice_project/</meta:generator>
  </office:meta>
</office:document-meta>
</file>